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0.9563in" style:rel-column-width="9362*"/>
    </style:style>
    <style:style style:name="Tabell1.A1" style:family="table-cell">
      <style:table-cell-properties fo:padding="0.0382in" fo:border-left="0.05pt solid #000000" fo:border-right="none" fo:border-top="0.05pt solid #000000" fo:border-bottom="0.05pt solid #000000"/>
    </style:style>
    <style:style style:name="Tabell1.B1" style:family="table-cell">
      <style:table-cell-properties fo:padding="0.0382in" fo:border="0.05pt solid #000000"/>
    </style:style>
    <style:style style:name="Tabell1.A2" style:family="table-cell">
      <style:table-cell-properties fo:padding="0.0382in" fo:border-left="0.05pt solid #000000" fo:border-right="none" fo:border-top="none" fo:border-bottom="0.05pt solid #000000"/>
    </style:style>
    <style:style style:name="Tabell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9pt" style:font-size-asian="9pt" style:font-size-complex="9pt"/>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justify" style:justify-single-word="false"/>
      <style:text-properties style:font-name="Calibri"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style:font-name="Calibri" fo:font-size="14pt" fo:font-style="normal" style:text-underline-style="none" fo:font-weight="normal"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text-align="center" style:justify-single-word="false"/>
      <style:text-properties fo:font-size="12pt" style:font-size-asian="10.5pt" style:font-size-complex="12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ospace" fo:font-size="11pt" fo:font-weight="normal" style:font-size-asian="9.60000038146973pt" style:font-weight-asian="normal" style:font-size-complex="11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Monospace" fo:font-size="11pt" style:font-size-asian="9.60000038146973pt" style:font-size-complex="11pt"/>
    </style:style>
    <style:style style:name="P10" style:family="paragraph" style:parent-style-name="Standard">
      <style:paragraph-properties fo:text-align="justify" style:justify-single-word="false"/>
      <style:text-properties style:font-name="Calibri" fo:font-size="14pt" fo:font-style="normal" style:text-underline-style="none" fo:font-weight="normal"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justify" style:justify-single-word="false"/>
      <style:text-properties style:font-name="Calibri"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2" style:family="paragraph" style:parent-style-name="Standard" style:list-style-name="L1">
      <style:paragraph-properties fo:text-align="justify" style:justify-single-word="false"/>
      <style:text-properties style:font-name="Calibri"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14pt" fo:font-weight="normal" style:font-name-asian="Monospace" style:font-size-asian="12.25pt" style:font-weight-asian="normal" style:font-name-complex="Monospace" style:font-size-complex="14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Monospace" fo:font-size="11pt" fo:font-weight="normal" style:font-name-asian="Monospace" style:font-size-asian="9.60000038146973pt" style:font-weight-asian="normal" style:font-name-complex="Monospace" style:font-size-complex="11pt" style:font-weight-complex="normal"/>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Calibri" fo:font-size="11pt" style:font-name-asian="Monospace" style:font-size-asian="11pt" style:font-name-complex="Monospace" style:font-size-complex="11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4pt" fo:font-weight="normal" style:font-name-asian="Monospace" style:font-size-asian="12.25pt" style:font-weight-asian="normal" style:font-name-complex="Monospace" style:font-size-complex="14pt" style:font-weight-complex="normal"/>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alibri" fo:font-size="11pt" fo:font-weight="normal" style:font-name-asian="Monospace" style:font-size-asian="11pt" style:font-weight-asian="normal" style:font-name-complex="Monospace" style:font-size-complex="11pt" style:font-weight-complex="normal"/>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Calibri" fo:font-size="11pt" fo:font-weight="normal" style:font-name-asian="Monospace" style:font-size-asian="9.60000038146973pt" style:font-weight-asian="normal" style:font-name-complex="Monospace" style:font-size-complex="11pt" style:font-weight-complex="normal"/>
    </style:style>
    <style:style style:name="P21" style:family="paragraph" style:parent-style-name="Table_20_Contents">
      <style:paragraph-properties fo:text-align="justify" style:justify-single-word="false"/>
      <style:text-properties style:font-name="Calibri" fo:font-size="11pt" style:font-size-asian="9.60000038146973pt" style:font-size-complex="11pt"/>
    </style:style>
    <style:style style:name="T1" style:family="text">
      <style:text-properties style:font-name-asian="Monospace" style:font-name-complex="Monospace"/>
    </style:style>
    <style:style style:name="T2" style:family="text">
      <style:text-properties fo:color="#000000" fo:font-size="10pt" fo:font-weight="normal" style:font-name-asian="Monospace" style:font-size-asian="10pt" style:font-weight-asian="normal" style:font-name-complex="Monospace" style:font-size-complex="10pt" style:font-weight-complex="normal"/>
    </style:style>
    <style:style style:name="T3" style:family="text">
      <style:text-properties fo:font-weight="normal" style:font-name-asian="Monospace" style:font-weight-asian="normal" style:font-name-complex="Monospace" style:font-weight-complex="normal"/>
    </style:style>
    <style:style style:name="T4" style:family="text">
      <style:text-properties style:font-name="Calibri" style:font-name-asian="Monospace" style:font-name-complex="Monospa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PS Disassembler</text:p>
      <text:p text:style-name="P2">User Manu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2"/>
      <text:p text:style-name="P2"/>
      <text:p text:style-name="P2"/>
      <text:p text:style-name="P2"/>
      <text:p text:style-name="P4"/>
      <text:p text:style-name="P4"/>
      <text:p text:style-name="P4"/>
      <text:p text:style-name="P4"/>
      <text:p text:style-name="P4"/>
      <text:p text:style-name="P4"/>
      <text:p text:style-name="P4"/>
      <text:p text:style-name="P4"><text:soft-page-break/>General </text:p>
      <text:p text:style-name="P4"/>
      <text:p text:style-name="P3">This is a java program which will take an input file containing instructions for the MIPS-architecture and parse them to a more readable output containing information about the instruction as well as different representations of it. To run the program an input file is required, the file needs to contain MIPS-instructions in hexadecimal or decimal representation. The output will then contain, for each instruction:</text:p>
      <text:p text:style-name="P3"/>
      <text:list xml:id="list4483121531" text:style-name="L1">
        <text:list-item>
          <text:p text:style-name="P12">Line number from the input file</text:p>
        </text:list-item>
        <text:list-item>
          <text:p text:style-name="P12">The format of the instruction</text:p>
        </text:list-item>
        <text:list-item>
          <text:p text:style-name="P12">A decimal representation of the instruction </text:p>
        </text:list-item>
        <text:list-item>
          <text:p text:style-name="P12">A hexadecimal representation of the instruction</text:p>
        </text:list-item>
        <text:list-item>
          <text:p text:style-name="P12">A mnemonic representation of the instruction</text:p>
        </text:list-item>
      </text:list>
      <text:p text:style-name="P3"/>
      <text:p text:style-name="P3">The format of the instruction can be I, J or R. This represents the type of instruction and the bits are organized.</text:p>
      <text:p text:style-name="P3"/>
      <text:p text:style-name="P3">J-functions only specifies an op code (6 bits) followed by 26-bit address. These are typically jump-instructions.</text:p>
      <text:p text:style-name="P3">I-functions specifies an op code (6 bits) followed by two registers (rs and rt) and a constant (16 bits). </text:p>
      <text:p text:style-name="P3">R-function also specifies an op code (6 bits) followed by three registers (rs, rt and rd), a field “shamt” (shift amount, 5 bits) and a field “funct” which specifies different behavior of the instructions. </text:p>
      <text:p text:style-name="P3"/>
      <table:table table:name="Tabell1" table:style-name="Tabell1">
        <table:table-column table:style-name="Tabell1.A" table:number-columns-repeated="7"/>
        <table:table-row>
          <table:table-cell table:style-name="Tabell1.A1" office:value-type="string">
            <text:p text:style-name="P21">Type</text:p>
          </table:table-cell>
          <table:table-cell table:style-name="Tabell1.B1" table:number-columns-spanned="6" office:value-type="string">
            <text:p text:style-name="P21">Format (32 bits)</text:p>
          </table:table-cell>
          <table:covered-table-cell/>
          <table:covered-table-cell/>
          <table:covered-table-cell/>
          <table:covered-table-cell/>
          <table:covered-table-cell/>
        </table:table-row>
        <table:table-row>
          <table:table-cell table:style-name="Tabell1.A2" office:value-type="string">
            <text:p text:style-name="P21">R</text:p>
          </table:table-cell>
          <table:table-cell table:style-name="Tabell1.A2" office:value-type="string">
            <text:p text:style-name="P21">Opcode (6)</text:p>
          </table:table-cell>
          <table:table-cell table:style-name="Tabell1.A2" office:value-type="string">
            <text:p text:style-name="P21">Rs (5)</text:p>
          </table:table-cell>
          <table:table-cell table:style-name="Tabell1.A2" office:value-type="string">
            <text:p text:style-name="P21">Rt (5)</text:p>
          </table:table-cell>
          <table:table-cell table:style-name="Tabell1.A2" office:value-type="string">
            <text:p text:style-name="P21">Rd (5)</text:p>
          </table:table-cell>
          <table:table-cell table:style-name="Tabell1.A2" office:value-type="string">
            <text:p text:style-name="P21">Shamt (5)</text:p>
          </table:table-cell>
          <table:table-cell table:style-name="Tabell1.G2" office:value-type="string">
            <text:p text:style-name="P21">Funct (6)</text:p>
          </table:table-cell>
        </table:table-row>
        <table:table-row>
          <table:table-cell table:style-name="Tabell1.A2" office:value-type="string">
            <text:p text:style-name="P21">I</text:p>
          </table:table-cell>
          <table:table-cell table:style-name="Tabell1.A2" office:value-type="string">
            <text:p text:style-name="P21">Opcode (6)</text:p>
          </table:table-cell>
          <table:table-cell table:style-name="Tabell1.A2" office:value-type="string">
            <text:p text:style-name="P21">Rs (5)</text:p>
          </table:table-cell>
          <table:table-cell table:style-name="Tabell1.A2" office:value-type="string">
            <text:p text:style-name="P21">Rt (5)</text:p>
          </table:table-cell>
          <table:table-cell table:style-name="Tabell1.G2" table:number-columns-spanned="3" office:value-type="string">
            <text:p text:style-name="P21">Immediate (16)</text:p>
          </table:table-cell>
          <table:covered-table-cell/>
          <table:covered-table-cell/>
        </table:table-row>
        <table:table-row>
          <table:table-cell table:style-name="Tabell1.A2" office:value-type="string">
            <text:p text:style-name="P21">J</text:p>
          </table:table-cell>
          <table:table-cell table:style-name="Tabell1.A2" office:value-type="string">
            <text:p text:style-name="P21">Opcode (6)</text:p>
          </table:table-cell>
          <table:table-cell table:style-name="Tabell1.G2" table:number-columns-spanned="5" office:value-type="string">
            <text:p text:style-name="P21">Address (26)</text:p>
          </table:table-cell>
          <table:covered-table-cell/>
          <table:covered-table-cell/>
          <table:covered-table-cell/>
          <table:covered-table-cell/>
        </table:table-row>
      </table:table>
      <text:p text:style-name="P3"><text:s text:c="2"/></text:p>
      <text:p text:style-name="P3">Note: There are exceptions to these formats depending on the opcode of the instruction.</text:p>
      <text:p text:style-name="P3"/>
      <text:p text:style-name="P4">Input a file</text:p>
      <text:p text:style-name="P4"/>
      <text:p text:style-name="P3">The file which is chosen as input to the program needs to have the following format: </text:p>
      <text:p text:style-name="P3"/>
      <text:p text:style-name="P5">0x71014802</text:p>
      <text:p text:style-name="P7">0x8c2a0000</text:p>
      <text:p text:style-name="P7">0xffffffff</text:p>
      <text:p text:style-name="P7"/>
      <text:p text:style-name="P16">With hexadecimal instructions starting with “0x” and ending with a newline. The file should also be stored in the same directory as the program. </text:p>
      <text:p text:style-name="P7"/>
      <text:p text:style-name="P7"/>
      <text:p text:style-name="P14"/>
      <text:p text:style-name="P14"/>
      <text:p text:style-name="P14"/>
      <text:p text:style-name="P14"/>
      <text:p text:style-name="P14"><text:soft-page-break/>Reading output </text:p>
      <text:p text:style-name="P14"/>
      <text:p text:style-name="P8"><text:span text:style-name="T4">Output is displayed in the following manner:</text:span><text:span text:style-name="T1"> </text:span></text:p>
      <text:p text:style-name="P15"/>
      <text:p text:style-name="P9"><text:span text:style-name="T3">#n <text:s/>I/J/R <text:s/></text:span><text:span text:style-name="T2">1895909378 <text:s/>0x71014802 <text:s/>mul $t1, $t0, $at</text:span></text:p>
      <text:p text:style-name="P17"/>
      <text:p text:style-name="P19">Where n is the number of the processed instruction and I/J/R is the format of the instruction (only one is displayed). The two next columns contains decimal and hexadecimal representations of the instructions. The last column is the mnemonic representation where the first value (“mul” in this case) is the op-code of the instruction. Depending on the format of the instruction the next values varies. Values beginning with a “$” is usually registers. </text:p>
      <text:p text:style-name="P18"/>
      <text:p text:style-name="P18"/>
      <text:p text:style-name="P18">Compiling and running </text:p>
      <text:p text:style-name="P18"/>
      <text:p text:style-name="P20">The source code can be found in ~oi11hkm/edu/dark/Disassembler. To compile, open the terminal and type:</text:p>
      <text:p text:style-name="P20"/>
      <text:p text:style-name="P17">javac src/*/*.java</text:p>
      <text:p text:style-name="P17"/>
      <text:p text:style-name="P20">The program is now compiled and to start the program, type:</text:p>
      <text:p text:style-name="P20"/>
      <text:p text:style-name="P17">java src/Main/Disass file.txt</text:p>
      <text:p text:style-name="P20"/>
      <text:p text:style-name="P20">Where “file.txt” is the file with MIPS-instructions to be pars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font-size="9pt" style:font-size-asian="9pt" style:font-size-complex="9pt"/>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Hugo Källström, oi11hkm <text:tab/><text:tab/><text:tab/><text:tab/><text:tab/><text:tab/><text:tab/><text:tab/><text:tab/><text:tab/> <text:s text:c="4"/>18-11-2013</text:p>
        <text:p text:style-name="MP1">Mattias Hinnerson, oi11mhn</text:p>
        <text:p text:style-name="MP1">Markus Sköld, oi11ms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8T10:32:08</meta:creation-date>
    <dc:date>2013-11-18T13:29:16</dc:date>
    <meta:editing-duration>PT26M22S</meta:editing-duration>
    <meta:editing-cycles>5</meta:editing-cycles>
    <meta:generator>LibreOffice/3.5$Linux_X86_64 LibreOffice_project/350m1$Build-2</meta:generator>
    <meta:document-statistic meta:table-count="1" meta:image-count="0" meta:object-count="0" meta:page-count="3" meta:paragraph-count="51" meta:word-count="429" meta:character-count="2448" meta:non-whitespace-character-count="2236"/>
  </office:meta>
</office:document-meta>
</file>